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ma perspectiva absorve a outra; perspectivas elevadas elevam também, o grupo que as absorve. </text:span></text:p>
      <text:p text:style-name="Standard"><text:span text:style-name="T1">Perspectivas elevadas, tentando elevar o baixo ao alto, incessantemente buscando o lado errado. Será realmente melhor o caminho contrário? Não seria melhor perguntar-se qual é o lado errado? <text:line-break/>Provavelmente todo lado. Eleve a dimensão do erro para outro ângulo. A dimensão superior comporta todos os erros e acertos. A dimensão do tempo sim. E ainda há a possibilidade de além desta, e abaixo e a nenhum lado desta, existirem mais e mais. Ou acha que a existência humana é ainda inferior aos animais? Superar a compreensão é compreender menos e mais. </text:span></text:p>
      <text:p text:style-name="Standard"><text:span text:style-name="T1">E ainda estamos aqui, ainda somos nós, e apenas indivíduos. Ser feliz, ou ir, além disto? Humanos são animais, mas o que escreve, parece não ser mais. O que lê, ao longo, pode até deixar de ser, e quem sabe passe até mesmo por escrever. E nem que deixe tudo, será que obterá tudo? E se obter tudo, poderá ter também todo o nada? </text:span></text:p>
      <text:p text:style-name="Standard"><text:span text:style-name="T1">Dimensão pode ser como qualquer palavra, e também, uma expressão, além de poder-lhe serem atribuídos inúmeros significados. Dizer-se que podemos nós humanos ultrapassar essa barreira, seria dizer que deixamos o humano por total, e até mesmo o pensamento, e o que escreve, e o que lê, todos podem deixar este domínio de espaço-tempo. Toda a energia, todo o tempo, e tudo que compõe, portanto, o pensamento, tudo sendo visto de uma perspectiva que envolve nada conhecido, muito além do tud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11</meta:editing-cycles>
    <meta:creation-date>2016-03-08T21:51:00</meta:creation-date>
    <dc:date>2016-03-27T15:35:00</dc:date>
    <meta:editing-duration>PT21M</meta:editing-duration>
    <meta:generator>LibreOffice/5.3.1.2$Linux_X86_64 LibreOffice_project/30m0$Build-2</meta:generator>
    <meta:document-statistic meta:table-count="0" meta:image-count="0" meta:object-count="0" meta:page-count="1" meta:paragraph-count="4" meta:word-count="249" meta:character-count="1463" meta:non-whitespace-character-count="12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